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7.355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_33__20_Dashes_20_3_20_Dots_20__28_var_29_"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349cm" fo:min-width="1.988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487cm" fo:min-width="2.041cm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2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8cm" draw:marker-end-width="0.28cm" draw:fill="none" draw:textarea-horizontal-align="justify" draw:textarea-vertical-align="middle" draw:auto-grow-height="false" fo:min-height="0.433cm" fo:min-width="1.987cm" fo:padding-top="0.152cm" fo:padding-bottom="0.152cm" fo:padding-left="0.277cm" fo:padding-right="0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3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024cm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 fo:min-height="7.751cm" fo:min-width="18.04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.651cm" svg:x="1.508cm" svg:y="2.27cm">
          <text:p text:style-name="P1">ОП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651cm" svg:x="1.648cm" svg:y="4.93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651cm" svg:x="4.685cm" svg:y="4.93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1.397cm" svg:x="1.648cm" svg:y="7.6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4" draw:layer="layout" svg:width="2.327cm" svg:height="0.886cm" svg:x="1.607cm" svg:y="9.255cm">
          <draw:text-box>
            <text:p>MA, Z</text:p>
          </draw:text-box>
        </draw:frame>
        <draw:line draw:style-name="gr5" draw:text-style-name="P3" draw:layer="layout" svg:x1="2.918cm" svg:y1="3.921cm" svg:x2="2.918cm" svg:y2="4.937cm">
          <text:p/>
        </draw:line>
        <draw:line draw:style-name="gr5" draw:text-style-name="P3" draw:layer="layout" svg:x1="2.918cm" svg:y1="6.588cm" svg:x2="2.918cm" svg:y2="7.604cm">
          <text:p/>
        </draw:line>
        <draw:line draw:style-name="gr5" draw:text-style-name="P3" draw:layer="layout" svg:x1="5.955cm" svg:y1="3.921cm" svg:x2="5.955cm" svg:y2="4.937cm">
          <text:p/>
        </draw:line>
        <draw:custom-shape draw:style-name="gr2" draw:text-style-name="P2" draw:layer="layout" svg:width="2.54cm" svg:height="1.651cm" svg:x="7.763cm" svg:y="4.93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1.397cm" svg:x="7.763cm" svg:y="7.6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" draw:text-style-name="P4" draw:layer="layout" svg:width="2.818cm" svg:height="0.886cm" svg:x="7.698cm" svg:y="9.258cm">
          <draw:text-box>
            <text:p>MO, MS</text:p>
          </draw:text-box>
        </draw:frame>
        <draw:line draw:style-name="gr5" draw:text-style-name="P3" draw:layer="layout" svg:x1="9.033cm" svg:y1="3.921cm" svg:x2="9.033cm" svg:y2="4.937cm">
          <text:p/>
        </draw:line>
        <draw:line draw:style-name="gr5" draw:text-style-name="P3" draw:layer="layout" svg:x1="9.033cm" svg:y1="6.588cm" svg:x2="9.033cm" svg:y2="7.604cm">
          <text:p/>
        </draw:line>
        <draw:custom-shape draw:style-name="gr2" draw:text-style-name="P2" draw:layer="layout" svg:width="2.54cm" svg:height="1.651cm" svg:x="10.827cm" svg:y="4.937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4cm" svg:height="1.397cm" svg:x="10.827cm" svg:y="7.6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4" draw:layer="layout" svg:width="1.524cm" svg:height="0.886cm" svg:x="11.294cm" svg:y="9.258cm">
          <draw:text-box>
            <text:p>MT</text:p>
          </draw:text-box>
        </draw:frame>
        <draw:line draw:style-name="gr5" draw:text-style-name="P3" draw:layer="layout" svg:x1="12.097cm" svg:y1="3.921cm" svg:x2="12.097cm" svg:y2="4.937cm">
          <text:p/>
        </draw:line>
        <draw:line draw:style-name="gr5" draw:text-style-name="P3" draw:layer="layout" svg:x1="12.097cm" svg:y1="6.588cm" svg:x2="12.097cm" svg:y2="7.604cm">
          <text:p/>
        </draw:line>
        <draw:custom-shape draw:style-name="gr2" draw:text-style-name="P2" draw:layer="layout" svg:width="2.54cm" svg:height="1.651cm" svg:x="16.885cm" svg:y="4.937cm">
          <text:p text:style-name="P1">6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8.155cm" svg:y1="3.921cm" svg:x2="18.155cm" svg:y2="4.937cm">
          <text:p/>
        </draw:line>
        <draw:custom-shape draw:style-name="gr2" draw:text-style-name="P2" draw:layer="layout" svg:width="2.54cm" svg:height="1.651cm" svg:x="13.885cm" svg:y="4.937cm">
          <text:p text:style-name="P1">5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155cm" svg:y1="3.921cm" svg:x2="15.155cm" svg:y2="4.937cm">
          <text:p/>
        </draw:line>
        <draw:custom-shape draw:style-name="gr9" draw:text-style-name="P3" draw:layer="layout" svg:width="18.542cm" svg:height="8.001cm" svg:x="1.254cm" svg:y="2.0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3-18T19:17:25.045205974</dc:date>
    <meta:editing-duration>PT3H14M17S</meta:editing-duration>
    <meta:editing-cycles>5</meta:editing-cycles>
    <meta:generator>LibreOffice/5.4.5.1$Linux_X86_64 LibreOffice_project/40m0$Build-1</meta:generator>
    <meta:document-statistic meta:object-count="23"/>
  </office:meta>
</office:document-meta>
</file>